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43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16cm" fo:margin-left="0cm" fo:margin-right="-0.09cm" fo:margin-top="0cm" fo:margin-bottom="0cm" table:align="margins"/>
    </style:style>
    <style:style style:name="Table3.A" style:family="table-column">
      <style:table-column-properties style:column-width="2.492cm" style:rel-column-width="9830*"/>
    </style:style>
    <style:style style:name="Table3.B" style:family="table-column">
      <style:table-column-properties style:column-width="14.123cm" style:rel-column-width="5570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393cm" fo:margin-left="2.242cm" fo:margin-right="-0.109cm" table:align="margins"/>
    </style:style>
    <style:style style:name="Table4.A" style:family="table-column">
      <style:table-column-properties style:column-width="14.393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01cm" fo:margin-left="9.493cm" table:align="left"/>
    </style:style>
    <style:style style:name="Table6.A" style:family="table-column">
      <style:table-column-properties style:column-width="6.401cm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6.401cm" fo:margin-left="9.493cm" table:align="left"/>
    </style:style>
    <style:style style:name="Table7.A" style:family="table-column">
      <style:table-column-properties style:column-width="6.401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-18 (internal)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NOTA DINAS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Kepada Yth.</text:p>
                </table:table-cell>
                <table:table-cell table:style-name="Table3.A1" office:value-type="string">
                  <text:p text:style-name="P9"><text:span text:style-name="Default_20_Paragraph_20_Font"><text:span text:style-name="T1">: </text:span></text:span><text:span text:style-name="Default_20_Paragraph_20_Font"><text:span text:style-name="T2">{kepada}</text:span></text:span></text:p>
                </table:table-cell>
              </table:table-row>
              <table:table-row>
                <table:table-cell table:style-name="Table3.A1" office:value-type="string">
                  <text:p text:style-name="P2">Dari</text:p>
                </table:table-cell>
                <table:table-cell table:style-name="Table3.A1" office:value-type="string">
                  <text:p text:style-name="P2">: Koordinator</text:p>
                </table:table-cell>
              </table:table-row>
              <table:table-row>
                <table:table-cell table:style-name="Table3.A1" office:value-type="string">
                  <text:p text:style-name="P2">Tanggal</text:p>
                </table:table-cell>
                <table:table-cell table:style-name="Table3.A1" office:value-type="string">
                  <text:p text:style-name="P2">: {tgl_surat}</text:p>
                </table:table-cell>
              </table:table-row>
              <table:table-row>
                <table:table-cell table:style-name="Table3.A1" office:value-type="string">
                  <text:p text:style-name="P2">Lampiran</text:p>
                </table:table-cell>
                <table:table-cell table:style-name="Table3.A1" office:value-type="string">
                  <text:p text:style-name="P2">: {lampiran_surat}</text:p>
                </table:table-cell>
              </table:table-row>
              <table:table-row>
                <table:table-cell table:style-name="Table3.A1" office:value-type="string">
                  <text:p text:style-name="P2">Perihal</text:p>
                </table:table-cell>
                <table:table-cell table:style-name="Table3.A1" office:value-type="string">
                  <text:p text:style-name="P2">: {perihal_surat}</text:p>
                </table:table-cell>
              </table:table-row>
              <table:table-row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--------------------------------------------------------------------------------------------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<text:s text:c="5"/>Berdasarkan Surat Perintah Penyidikan {isi1} Nomor: {isi2} tanggal {isi3}, tentang {isi4}, bersama ini kami usulkan untuk dilakukan tindakan lain, yaitu: <text:s text:c="3"/></text:p>
                  <text:p text:style-name="P6">{isi5}</text:p>
                  <text:p text:style-name="P4"/>
                  <text:p text:style-name="P4">Untuk kepentingan tindakan tersebut kami sampaikan data/alasan/identitas sebagaimana terlampir.</text:p>
                  <text:p text:style-name="P4"/>
                  <text:p text:style-name="P4"><text:s text:c="7"/>Demikian untuk maklum dan mohon petunjuk.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8">KOORDINATOR TIM PENYIDIK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{nama_ttd}</text:p>
                </table:table-cell>
              </table:table-row>
              <table:table-row>
                <table:table-cell table:style-name="Table7.A2" office:value-type="string">
                  <text:p text:style-name="P5">{pangkat_ttd}/ NIP. {nip_ttd}</text:p>
                </table:table-cell>
              </table:table-row>
            </table:table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1:54:00Z</meta:creation-date>
    <dc:date>2015-09-24T04:47:33.22</dc:date>
    <meta:editing-cycles>13</meta:editing-cycles>
    <meta:editing-duration>PT34M37S</meta:editing-duration>
    <meta:document-statistic meta:table-count="6" meta:image-count="0" meta:object-count="0" meta:page-count="1" meta:paragraph-count="21" meta:word-count="65" meta:character-count="612"/>
    <meta:template xlink:type="simple" xlink:actuate="onRequest" xlink:title="" xlink:href="Normal.dotm"/>
  </office:meta>
</office:document-meta>
</file>